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6.4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mu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netfunc</text:p>
          </table:table-cell>
          <table:table-cell table:style-name="ce3" office:value-type="string" calcext:value-type="string">
            <text:p>lo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am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amf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amf-comm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5]:7777 (../lib/sbi/nghttp2-server.c:149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ngap_server() [127.0.0.5]:38412 (../src/amf/ngap-sctp.c:61)</text:p>
          </table:table-cell>
          <table:table-cell table:style-name="Default" office:value-type="string" calcext:value-type="string">
            <text:p><text:s text:c="2"/>sc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4:</text:p>
          </table:table-cell>
          <table:table-cell office:value-type="string" calcext:value-type="string">
            <text:p><text:s text:c="2"/>sctp</text:p>
          </table:table-cell>
          <table:table-cell office:value-type="string" calcext:value-type="string">
            <text:p><text:s/>INFO: AMF initialize...done (../src/amf/app.c:33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3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registered [Heartbeat:10s] (../src/nrf/nf-sm.c:19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registered (../lib/sbi/nnrf-handler.c:62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Profile updated (../lib/sbi/nnrf-handler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WARNING: PFCP[REQ] has already been associated (../src/upf/pfcp-sm.c:202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4]:2123 (../lib/gtp/path.c:30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::1]:2123 (../lib/gtp/path.c:30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4]:2152 (../lib/gtp/path.c:30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::1]:2152 (../lib/gtp/path.c:30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127.0.0.4]:8805 (../lib/pfcp/path.c:30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::1]:8805 (../lib/pfcp/path.c:30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ogs_pfcp_connect() [127.0.0.7]:8805 (../lib/pfcp/path.c:6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smf-pdusession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4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MF initialize...done (../src/smf/app.c:31)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associated (../src/smf/pfcp-sm.c:174)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diam</text:p>
          </table:table-cell>
          <table:table-cell office:value-type="string" calcext:value-type="string">
            <text:p><text:s/>INFO: CONNECTED TO 'pcrf.localdomain' (SCTP,soc#21): (../lib/diameter/common/logger.c:108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41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registered [Heartbeat:10s] (../src/nrf/nf-sm.c:19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59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PFCP de-associated (../src/upf/pfcp-sm.c:178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5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PF terminate...done (../src/upf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6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p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6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pf.log' (../lib/app/ogs-init.c:129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66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pfcp_server() [127.0.0.7]:8805 (../lib/pfcp/path.c:30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66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server() [127.0.0.7]:2152 (../lib/gtp/path.c: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367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PF initialize...done (../src/upf/app.c:31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67d04-3338-41ed-8d09-a9b3accc9481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7fe18-3338-41ed-8655-1139155df1f4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0fa4196-3338-41ed-a318-095a547e7f60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1aae4-3338-41ed-85e9-d5ea635983cb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5a018-3338-41ed-8e25-89e316bb2987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510a1bf2-3338-41ed-b132-7b20786fac5a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de-registered (../src/nrf/nf-sm.c:20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de-registered (../src/nrf/nf-sm.c:205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RF terminate...done (../src/nrf/app.c:39)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6:</text:p>
          </table:table-cell>
          <table:table-cell office:value-type="string" calcext:value-type="string">
            <text:p><text:s text:c="2"/>diam</text:p>
          </table:table-cell>
          <table:table-cell office:value-type="string" calcext:value-type="string">
            <text:p><text:s/>INFO: CONNECTED TO 'pcrf.localdomain' (SCTP,soc#9): (../lib/diameter/common/logger.c:108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nr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nrf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0]:7777 (../lib/sbi/nghttp2-server.c:14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::1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2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RF initialize...done (../src/nrf/app.c:31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67d04-3338-41ed-8d09-a9b3accc9481] NF de-registered (../lib/sbi/nf-sm.c:24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67d04-3338-41ed-8d09-a9b3accc9481] (../src/nrf/nrf-sm.c:1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AUSF terminate...done (../src/ausf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aus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ausf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ausf-auth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1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AUSF initialize...done (../src/ausf/app.c:3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3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0d9e4a-334c-41ed-860b-2f1c991745ce] NF registered [Heartbeat:10s] (../src/nrf/nf-sm.c:19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7fe18-3338-41ed-8655-1139155df1f4] NF de-registered (../lib/sbi/nf-sm.c:24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7fe18-3338-41ed-8655-1139155df1f4] (../src/nrf/nrf-sm.c:1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1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M terminate...done (../src/udm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dm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dm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ueau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uecm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m-sdm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2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M initialize...done (../src/udm/app.c:3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RF-notify) NF registered (../lib/sbi/nnrf-handler.c:62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RF-notify) NF Profile updated (../lib/sbi/nnrf-handler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NF registered [Heartbeat:10s] (../lib/sbi/nf-sm.c:222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0fa4196-3338-41ed-a318-095a547e7f60] NF de-registered (../lib/sbi/nf-sm.c:24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0a3b0-334c-41ed-a78c-e58738c840eb] NF registered [Heartbeat:10s] (../src/nrf/nf-sm.c:190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7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0fa4196-3338-41ed-a318-095a547e7f60] (../src/nrf/nrf-sm.c:1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5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PCF terminate...done (../src/pcf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pc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pcf.log' (../lib/app/ogs-init.c:129)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[dbi]</text:p>
          </table:table-cell>
          <table:table-cell office:value-type="string" calcext:value-type="string">
            <text:p>INFO: MongoDB URI: 'mongodb://localhost/open5gs' (../lib/dbi/ogs-mongoc.c:13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am-policy-control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smpolicycontrol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pcf-policyauthorization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3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PCF initialize...done (../src/pcf/app.c:3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66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22f50-334c-41ed-9b3a-b793e86c0927] NF registered [Heartbeat:10s] (../src/nrf/nf-sm.c:190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1aae4-3338-41ed-85e9-d5ea635983cb] (../src/nrf/nrf-sm.c:1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79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1aae4-3338-41ed-85e9-d5ea635983cb] NF de-registered (../lib/sbi/nf-sm.c:245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0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SSF terminate...done (../src/nssf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nss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nssf.log' (../lib/app/ogs-init.c:129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5241c-334c-41ed-9048-01db86951554] NF registered [Heartbeat:10s] (../src/nrf/nf-sm.c:19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nssf-nsselection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4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NSSF initialize...done (../src/nssf/app.c:3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8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5241c-334c-41ed-9048-01db86951554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5a018-3338-41ed-8e25-89e316bb2987] (../src/nrf/nrf-sm.c:130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9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5a018-3338-41ed-8e25-89e316bb2987] NF de-registered (../lib/sbi/nf-sm.c:245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699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BSF terminate...done (../src/bsf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bsf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2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bsf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bsf-management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15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BSF initialize...done (../src/bsf/app.c:31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SIGTERM received (../src/main.c:53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Open5GS daemon terminating... (../src/main.c:226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510a1bf2-3338-41ed-b132-7b20786fac5a] NF de-registered (../lib/sbi/nf-sm.c:245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(NRF-notify) NF registered (../lib/sbi/nnrf-handler.c:62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(NRF-notify) NF Profile updated (../lib/sbi/nnrf-handler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7f688-334c-41ed-b86e-6d6a44f8c143] NF registered [Heartbeat:10s] (../src/nrf/nf-sm.c:190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510a1bf2-3338-41ed-b132-7b20786fac5a] (../src/nrf/nrf-sm.c:13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7f688-334c-41ed-b86e-6d6a44f8c143] NF registered [Heartbeat:10s] (../lib/sbi/nf-sm.c:222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06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R terminate...done (../src/udr/app.c:3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Configuration: '/etc/open5gs/udr.yaml' (../lib/app/ogs-init.c:126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3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File Logging: '/var/log/open5gs/udr.log' (../lib/app/ogs-init.c:12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registered (../lib/sbi/nnrf-handler.c:62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Profile updated (../lib/sbi/nnrf-handler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[dbi]</text:p>
          </table:table-cell>
          <table:table-cell office:value-type="string" calcext:value-type="string">
            <text:p>INFO: MongoDB URI: 'mongodb://localhost/open5gs' (../lib/dbi/ogs-mongoc.c:13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F Service [nudr-dr] (../lib/sbi/context.c:139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nghttp2_server() [127.0.0.20]:7777 (../lib/sbi/nghttp2-server.c:149)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app</text:p>
          </table:table-cell>
          <table:table-cell office:value-type="string" calcext:value-type="string">
            <text:p>INFO: UDR initialize...done (../src/udr/app.c:31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NF registered [Heartbeat:10s] (../lib/sbi/nf-sm.c:222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registered (../lib/sbi/nnrf-handler.c:62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991aa-334c-41ed-be7c-495263461f43] (NRF-notify) NF Profile updated (../lib/sbi/nnrf-handler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34.71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61991aa-334c-41ed-be7c-495263461f43] NF registered [Heartbeat:10s] (../src/nrf/nf-sm.c:19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f9dec-334c-41ed-8413-b93011f5e5f7] HTTP response error [404] (../lib/sbi/nf-sm.c:278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de-registered (../lib/sbi/nf-sm.c:24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45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95df9dec-334c-41ed-8413-b93011f5e5f7] (../src/nrf/nrf-sm.c:13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HTTP response error [404] (../lib/sbi/nf-sm.c:278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de-registered (../lib/sbi/nf-sm.c:245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4.350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WARNING: Not found [95dd38cc-334c-41ed-ba01-c96776889f1f] (../src/nrf/nrf-sm.c:130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5.343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INFO: ogs_pfcp_connect() [127.0.0.4]:8805 (../lib/pfcp/path.c:61)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5.343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WARNING: cannot handle PFCP message type[1] (../src/upf/pfcp-sm.c:13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f9dec-334c-41ed-8413-b93011f5e5f7] Retry to registration with NRF (../lib/sbi/nf-sm.c:40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NF registered [Heartbeat:10s] (../lib/sbi/nf-sm.c:222)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47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f9dec-334c-41ed-8413-b93011f5e5f7] NF registered [Heartbeat:10s] (../src/nrf/nf-sm.c:19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Retry to registration with NRF (../lib/sbi/nf-sm.c:40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1:</text:p>
          </table:table-cell>
          <table:table-cell office:value-type="string" calcext:value-type="string">
            <text:p><text:s text:c="2"/>nrf</text:p>
          </table:table-cell>
          <table:table-cell office:value-type="string" calcext:value-type="string">
            <text:p>INFO: [95dd38cc-334c-41ed-ba01-c96776889f1f] NF registered [Heartbeat:10s] (../src/nrf/nf-sm.c:19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5dd38cc-334c-41ed-ba01-c96776889f1f] (NRF-notify) NF has already been added (../lib/sbi/nn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(NRF-notify) NF Profile updated (../lib/sbi/nnrf-handler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4:80] (../lib/sbi/context.c:156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4:7777] (../lib/sbi/context.c:1473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6.35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d38cc-334c-41ed-ba01-c96776889f1f] NF registered [Heartbeat:10s] (../lib/sbi/nf-sm.c:222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7.843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REMOTE Request Duplicated. Discard! for step 1 type 1 peer [127.0.0.4]:8805 (../lib/pfc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1]:39103 in ng-path module (../src/amf/ngap-sctp.c:113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1] in master_sm module (../src/amf/amf-sm.c:659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s is now 1 (../src/amf/context.c:880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49.786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1] max_num_of_ostreams : 30 (../src/amf/amf-sm.c:698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0.346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REMOTE Request Duplicated. Discard! for step 1 type 1 peer [127.0.0.4]:8805 (../lib/pfc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PFCP associated (../src/upf/pfcp-sm.c:173)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pfcp</text:p>
          </table:table-cell>
          <table:table-cell office:value-type="string" calcext:value-type="string">
            <text:p><text:s/>WARNING: [2] LOCAL <text:s/>No Reponse. Give up! for step 1 type 1 peer [127.0.0.7]:8805 (../lib/pfcp/xact.c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WARNING: No Heartbeat from UPF [127.0.0.7]:8805 (../src/smf/pfcp-sm.c:308)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de-associated (../src/smf/pfcp-sm.c:179)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2:52.848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PFCP associated (../src/smf/pfcp-sm.c:174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2]:38034 in ng-path module (../src/amf/ngap-sctp.c:113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 accepted[127.0.1.2] in master_sm module (../src/amf/amf-sm.c:659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s is now 2 (../src/amf/context.c:880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00.53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2] max_num_of_ostreams : 30 (../src/amf/amf-sm.c:698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52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InitialUEMessage (../src/amf/ngap-handler.c:361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gNB-UEs is now 1 (../src/amf/context.c:2132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Unknown UE by 5G-S_TMSI[AMF_ID:0x20000,M_TMSI:0x7255bc1e] (../src/amf/ngap-handler.c:431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53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<text:s text:c="4"/>RAN_UE_NGAP_ID[1] AMF_UE_NGAP_ID[1] TAC[7] CellID[0x670001] (../src/amf/ngap-handler.c:497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suci-0-001-01-0000-0-0-0123456780] Unknown UE by SUCI (../src/amf/context.c:1443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AMF-UEs is now 1 (../src/amf/context.c:1239)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Registration request (../src/amf/gmm-sm.c:135)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[suci-0-001-01-0000-0-0-0123456780] <text:s text:c="3"/>SUCI (../src/amf/gmm-handler.c:149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ausf-auth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861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0d9e4a-334c-41ed-860b-2f1c991745ce] (NF-discover) NF Profile updated (../lib/sbi/nnrf-handle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6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uecm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7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sdm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[9610a3b0-334c-41ed-a78c-e58738c840eb] (NF-discover) NF has already been added (../lib/sbi/n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12:80] (../lib/sbi/context.c:156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NF EndPoint updated [127.0.0.12:7777] (../lib/sbi/context.c:1473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28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pcf-am-policy-control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6.930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Profile updated (../lib/sbi/nnrf-handle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[imsi-001010123456780] Registration complete (../src/amf/gmm-sm.c:1124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imsi-001010123456780] Configuration update command (../src/amf/nas-path.c:430)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<text:s text:c="4"/>UTC [2022-09-13T10:13:17] Timezone[0]/DST[0] (../src/amf/gmm-build.c:531)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<text:s text:c="4"/>LOCAL [2022-09-13T17:13:17] Timezone[25200]/DST[0] (../src/amf/gmm-build.c:536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Added] Number of AMF-Sessions is now 1 (../src/amf/context.c:2146)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1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INFO: UE SUPI[imsi-001010123456780] DNN[internet] S_NSSAI[SST:1 SD:0xffffff] (../src/amf/gmm-handler.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[Added] Number of SMF-UEs is now 1 (../src/smf/context.c:896)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[Added] Number of SMF-Sessions is now 1 (../src/smf/context.c:2973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udm-sdm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2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0a3b0-334c-41ed-a78c-e58738c840eb] (NF-discover) NF Profile updated (../lib/sbi/nnrf-handle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pcf-smpolicycontrol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3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6122f50-334c-41ed-9b3a-b793e86c0927] (NF-discover) NF Profile updated (../lib/sbi/nnrf-handle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[Added] Number of UPF-Sessions is now 1 (../src/upf/context.c:178)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0.4]:2152 (../lib/gtp/path.c:60)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UE F-SEID[CP:0x1 UP:0x1] APN[internet] PDN-Type[1] IPv4[10.45.0.2] IPv6[] (../src/upf/context.c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upf</text:p>
          </table:table-cell>
          <table:table-cell office:value-type="string" calcext:value-type="string">
            <text:p>INFO: UE F-SEID[CP:0x1 UP:0x1] APN[internet] PDN-Type[1] IPv4[10.45.0.2] IPv6[] (../src/upf/context.c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1.2]:2152 (../lib/gtp/path.c:60)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mf</text:p>
          </table:table-cell>
          <table:table-cell office:value-type="string" calcext:value-type="string">
            <text:p>INFO: UE SUPI[imsi-001010123456780] DNN[internet] IPv4[10.45.0.2] IPv6[] (../src/smf/npcf-handler.c:4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gtp</text:p>
          </table:table-cell>
          <table:table-cell office:value-type="string" calcext:value-type="string">
            <text:p>INFO: gtp_connect() [127.0.0.7]:2152 (../lib/gtp/path.c:60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WARNING: Try to discover [namf-comm] (../lib/sbi/path.c:114)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(NF-discover) NF registered (../lib/sbi/nnrf-handler.c:7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184:</text:p>
          </table:table-cell>
          <table:table-cell office:value-type="string" calcext:value-type="string">
            <text:p><text:s text:c="2"/>sbi</text:p>
          </table:table-cell>
          <table:table-cell office:value-type="string" calcext:value-type="string">
            <text:p>INFO: [95df9dec-334c-41ed-8413-b93011f5e5f7] (NF-discover) NF Profile updated (../lib/sbi/nnrf-handle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3:17.385:</text:p>
          </table:table-cell>
          <table:table-cell office:value-type="string" calcext:value-type="string">
            <text:p><text:s text:c="2"/>gmm</text:p>
          </table:table-cell>
          <table:table-cell office:value-type="string" calcext:value-type="string">
            <text:p>ERROR: [imsi-001010123456780] No GUTI allocated (../src/amf/gmm-sm.c:346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6:10.650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2] connection refused!!! (../src/amf/amf-sm.c:711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6:10.650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s is now 1 (../src/amf/context.c:907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6:10.651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-UEs is now 0 (../src/amf/context.c:2139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6:18.569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gNB-N2[127.0.1.1] connection refused!!! (../src/amf/amf-sm.c:711)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/>
          <table:table-cell office:value-type="string" calcext:value-type="string">
            <text:p><text:s/>17:16:18.569:</text:p>
          </table:table-cell>
          <table:table-cell office:value-type="string" calcext:value-type="string">
            <text:p><text:s text:c="2"/>amf</text:p>
          </table:table-cell>
          <table:table-cell office:value-type="string" calcext:value-type="string">
            <text:p>INFO: [Removed] Number of gNBs is now 0 (../src/amf/context.c:907)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16">
          <table:table-cell table:style-name="ce1"/>
          <table:table-cell table:number-columns-repeated="5"/>
        </table:table-row>
        <table:table-row table:style-name="ro1" table:number-rows-repeated="10483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column table:style-name="co5" table:number-columns-repeated="2" table:default-cell-style-name="ce3"/>
        <table:table-row table:style-name="ro1"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sc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ct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diam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di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diam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[dbi]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[dbi]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[dbi]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p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nr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nr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pf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pfc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up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up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s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mf</text:p>
          </table:table-cell>
          <table:table-cell table:style-name="Default" office:value-type="string" calcext:value-type="string">
            <text:p><text:s text:c="2"/>g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tp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s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sbi</text:p>
          </table:table-cell>
          <table:table-cell table:style-name="Default" office:value-type="string" calcext:value-type="string">
            <text:p><text:s text:c="2"/>g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gmm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 table:style-name="Default" office:value-type="string" calcext:value-type="string">
            <text:p><text:s text:c="2"/>am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2"/>amf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10483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alace Script MT" svg:font-family="'Palace Script MT'" style:font-adornments="Fett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028in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_20_1" style:display-name="Heading 1" style:family="table-cell" style:parent-style-name="Heading">
      <style:table-cell-properties fo:background-color="#f78538" style:direction="ltr" style:rotation-angle="0"/>
      <style:text-properties fo:color="#000080" style:font-name="Liberation Sans1" fo:font-family="'Liberation Sans'" style:font-style-name="Fett" style:font-family-generic="swiss" style:font-pitch="variable" fo:font-size="10pt" fo:font-style="normal" fo:font-weight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008in 0.0138in 0.0008in" fo:padding="0.028in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style:text-outline="true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008in 0.0138in 0.0008in" fo:padding="0.0193in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008in 0.0138in 0.0008in" style:direction="ltr" fo:padding="0.0138in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4T01:09:58.444904652</dc:date>
    <meta:editing-duration>PT25M38S</meta:editing-duration>
    <meta:editing-cycles>6</meta:editing-cycles>
    <meta:document-statistic meta:table-count="2" meta:cell-count="1779" meta:object-count="0"/>
  </office:meta>
</office:document-meta>
</file>